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80000001E030287928E2EA8A75.png" manifest:media-type="image/png"/>
  <manifest:file-entry manifest:full-path="Pictures/1000020100000280000001E06467D4F667B9A988.png" manifest:media-type="image/png"/>
  <manifest:file-entry manifest:full-path="Pictures/1000020100000280000001E0273C235805C5B2EC.png" manifest:media-type="image/png"/>
  <manifest:file-entry manifest:full-path="Pictures/1000020100000280000001E0D757A1920ED15A37.png" manifest:media-type="image/png"/>
  <manifest:file-entry manifest:full-path="Pictures/1000020100000280000001E0B2A41D0A057E7EAA.png" manifest:media-type="image/png"/>
  <manifest:file-entry manifest:full-path="Pictures/1000020100000280000001E04395EB47379E1658.png" manifest:media-type="image/png"/>
  <manifest:file-entry manifest:full-path="Pictures/1000020100000280000001E0D959677491235899.png" manifest:media-type="image/png"/>
  <manifest:file-entry manifest:full-path="Pictures/1000020100000280000001E052A986CCFD978352.png" manifest:media-type="image/png"/>
  <manifest:file-entry manifest:full-path="Pictures/1000020100000280000001E0A689C84C4EC881E6.png" manifest:media-type="image/png"/>
  <manifest:file-entry manifest:full-path="Pictures/1000020100000280000001E0826BB3D02EC098C7.png" manifest:media-type="image/png"/>
  <manifest:file-entry manifest:full-path="Pictures/10000000000002BA000001DBED443A081B68278E.png" manifest:media-type="image/png"/>
  <manifest:file-entry manifest:full-path="Pictures/1000020100000280000001E0321B03F78F530E4B.png" manifest:media-type="image/png"/>
  <manifest:file-entry manifest:full-path="Pictures/1000020100000280000001E074CA11DDEA0B70DD.png" manifest:media-type="image/png"/>
  <manifest:file-entry manifest:full-path="Pictures/1000020100000280000001E0CFC138AA8AFA4CF2.png" manifest:media-type="image/png"/>
  <manifest:file-entry manifest:full-path="Pictures/1000020100000280000001E0ED059CF6020DCF1D.png" manifest:media-type="image/png"/>
  <manifest:file-entry manifest:full-path="Pictures/10000000000002BA000001DBECE3C918D360D3BF.png" manifest:media-type="image/png"/>
  <manifest:file-entry manifest:full-path="Pictures/10000000000002BA000001DB497405240DC65301.png" manifest:media-type="image/png"/>
  <manifest:file-entry manifest:full-path="Pictures/1000020100000280000001E0F9AB8FCA13498DF2.png" manifest:media-type="image/png"/>
  <manifest:file-entry manifest:full-path="Pictures/10000000000002BA000001DB8975515C60E7D499.png" manifest:media-type="image/png"/>
  <manifest:file-entry manifest:full-path="Pictures/1000020100000280000001E0B6DC0CC930FDB250.png" manifest:media-type="image/png"/>
  <manifest:file-entry manifest:full-path="Pictures/1000020100000280000001E043F0B99E2C52613D.png" manifest:media-type="image/png"/>
  <manifest:file-entry manifest:full-path="Pictures/10000000000002BA000001DBB4822E4F2A588F6A.png" manifest:media-type="image/png"/>
  <manifest:file-entry manifest:full-path="Pictures/1000020100000280000001E045F7C056ACF47FA1.png" manifest:media-type="image/png"/>
  <manifest:file-entry manifest:full-path="Pictures/1000020100000280000001E0E6290EAFFC30C7FB.png" manifest:media-type="image/png"/>
  <manifest:file-entry manifest:full-path="Pictures/10000000000002BA000001DBB72BBAAF068F33B5.png" manifest:media-type="image/png"/>
  <manifest:file-entry manifest:full-path="Pictures/10000000000002BA000001DB27775A222D12A90E.png" manifest:media-type="image/png"/>
  <manifest:file-entry manifest:full-path="Pictures/10000000000002BA000001DB3C4D639383B869C4.png" manifest:media-type="image/png"/>
  <manifest:file-entry manifest:full-path="Pictures/1000020100000280000001E07664A47BC20FB2C7.png" manifest:media-type="image/png"/>
  <manifest:file-entry manifest:full-path="Pictures/10000000000002BA000001DBC2202608B17E0F01.png" manifest:media-type="image/png"/>
  <manifest:file-entry manifest:full-path="Pictures/1000020100000280000001E0F293FA9164B7514D.png" manifest:media-type="image/png"/>
  <manifest:file-entry manifest:full-path="Pictures/1000020100000280000001E0DB439D0BD7D66511.png" manifest:media-type="image/png"/>
  <manifest:file-entry manifest:full-path="Pictures/10000000000002BA000001DBD620C71FEEF2DFE8.png" manifest:media-type="image/png"/>
  <manifest:file-entry manifest:full-path="Pictures/1000020100000280000001E027B983BB308F55CE.png" manifest:media-type="image/png"/>
  <manifest:file-entry manifest:full-path="Pictures/1000020100000280000001E0644CE8BD89E476E6.png" manifest:media-type="image/png"/>
  <manifest:file-entry manifest:full-path="Pictures/1000020100000280000001E0F3E21F8A96C3F524.png" manifest:media-type="image/png"/>
  <manifest:file-entry manifest:full-path="Pictures/10000000000002BA000001DB27BB0506B7548D08.png" manifest:media-type="image/png"/>
  <manifest:file-entry manifest:full-path="Pictures/1000020100000280000001E0F674918C70828BFC.png" manifest:media-type="image/png"/>
  <manifest:file-entry manifest:full-path="Pictures/1000020100000280000001E025D88844FB65ED0F.png" manifest:media-type="image/png"/>
  <manifest:file-entry manifest:full-path="Pictures/1000020100000280000001E07197AA6AB608C0CC.png" manifest:media-type="image/png"/>
  <manifest:file-entry manifest:full-path="Pictures/10000000000002BA000001DBB1F2BFE33F9F01A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4.2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562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766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7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0.316cm" fo:min-width="0.774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5cm" fo:min-width="16.29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style:font-name="American Typewriter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Liberation Serif" fo:font-size="18pt"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.2cm"/>
    </style:style>
    <style:style style:name="P11" style:family="paragraph">
      <loext:graphic-properties draw:fill="none" draw:fill-color="#ffffff"/>
      <style:paragraph-properties fo:margin-top="0cm" fo:margin-bottom="0.2cm"/>
      <style:text-properties style:font-name="Liberation Serif"/>
    </style:style>
    <style:style style:name="P12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name="American Typewriter" fo:font-size="14pt" style:font-size-asian="14pt" style:font-size-complex="14pt"/>
    </style:style>
    <style:style style:name="T3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4cm" svg:height="7.36cm" svg:x="10.16cm" svg:y="10.276cm">
          <draw:image xlink:href="Pictures/10000000000002BA000001DB27BB0506B7548D08.png" xlink:type="simple" xlink:show="embed" xlink:actuate="onLoad" loext:mime-type="image/png">
            <text:p/>
          </draw:image>
        </draw:frame>
        <draw:frame draw:style-name="gr1" draw:text-style-name="P1" draw:layer="layout" svg:width="10.84cm" svg:height="7.36cm" svg:x="10.16cm" svg:y="17.94cm">
          <draw:image xlink:href="Pictures/10000000000002BA000001DBD620C71FEEF2DFE8.png" xlink:type="simple" xlink:show="embed" xlink:actuate="onLoad" loext:mime-type="image/png">
            <text:p/>
          </draw:image>
        </draw:frame>
        <draw:frame draw:style-name="gr1" draw:text-style-name="P1" draw:layer="layout" svg:width="10.84cm" svg:height="7.37cm" svg:x="10.16cm" svg:y="2.63cm">
          <draw:image xlink:href="Pictures/10000000000002BA000001DBB1F2BFE33F9F01AC.png" xlink:type="simple" xlink:show="embed" xlink:actuate="onLoad" loext:mime-type="image/png">
            <text:p/>
          </draw:image>
        </draw:frame>
        <draw:frame draw:style-name="gr2" draw:text-style-name="P3" draw:layer="layout" svg:width="6.814cm" svg:height="0.962cm" svg:x="7.6cm" svg:y="0.6cm">
          <draw:text-box>
            <text:p text:style-name="P2"><text:span text:style-name="T1">NOISEvsGAIN_10kHz</text:span></text:p>
          </draw:text-box>
        </draw:frame>
        <draw:frame draw:style-name="gr3" draw:text-style-name="P5" draw:layer="layout" svg:width="4.701cm" svg:height="0.823cm" svg:x="16.001cm" svg:y="0.378cm">
          <draw:text-box>
            <text:p text:style-name="P4"><text:span text:style-name="T2">Date: 24 Oct 2019</text:span></text:p>
          </draw:text-box>
        </draw:frame>
        <draw:frame draw:style-name="gr1" draw:text-style-name="P1" draw:layer="layout" svg:width="10.84cm" svg:height="7.37cm" svg:x="0.06cm" svg:y="2.63cm">
          <draw:image xlink:href="Pictures/10000000000002BA000001DBC2202608B17E0F01.png" xlink:type="simple" xlink:show="embed" xlink:actuate="onLoad" loext:mime-type="image/png">
            <text:p/>
          </draw:image>
        </draw:frame>
        <draw:frame draw:style-name="gr1" draw:text-style-name="P1" draw:layer="layout" svg:width="10.84cm" svg:height="7.37cm" svg:x="0.16cm" svg:y="10.266cm">
          <draw:image xlink:href="Pictures/10000000000002BA000001DB3C4D639383B869C4.png" xlink:type="simple" xlink:show="embed" xlink:actuate="onLoad" loext:mime-type="image/png">
            <text:p/>
          </draw:image>
        </draw:frame>
        <draw:frame draw:style-name="gr1" draw:text-style-name="P1" draw:layer="layout" svg:width="10.84cm" svg:height="7.36cm" svg:x="0.2cm" svg:y="17.94cm">
          <draw:image xlink:href="Pictures/10000000000002BA000001DBED443A081B68278E.png" xlink:type="simple" xlink:show="embed" xlink:actuate="onLoad" loext:mime-type="image/png">
            <text:p/>
          </draw:image>
        </draw:frame>
        <draw:frame draw:style-name="gr4" draw:text-style-name="P6" draw:layer="layout" svg:width="1.446cm" svg:height="0.878cm" svg:x="4.8cm" svg:y="1.522cm">
          <draw:text-box>
            <text:p text:style-name="P2"><text:span text:style-name="T3">Ch0</text:span></text:p>
          </draw:text-box>
        </draw:frame>
        <draw:frame draw:style-name="gr4" draw:text-style-name="P6" draw:layer="layout" svg:width="1.446cm" svg:height="0.878cm" svg:x="14.9cm" svg:y="1.522cm">
          <draw:text-box>
            <text:p text:style-name="P2"><text:span text:style-name="T3">Ch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814cm" svg:height="0.962cm" svg:x="7.6cm" svg:y="0.6cm">
          <draw:text-box>
            <text:p text:style-name="P2"><text:span text:style-name="T1">NOISEvsGAIN_10kHz</text:span></text:p>
          </draw:text-box>
        </draw:frame>
        <draw:frame draw:style-name="gr3" draw:text-style-name="P5" draw:layer="layout" svg:width="4.701cm" svg:height="0.823cm" svg:x="16.001cm" svg:y="0.378cm">
          <draw:text-box>
            <text:p text:style-name="P4"><text:span text:style-name="T2">Date: 24 Oct 2019</text:span></text:p>
          </draw:text-box>
        </draw:frame>
        <draw:frame draw:style-name="gr4" draw:text-style-name="P6" draw:layer="layout" svg:width="1.446cm" svg:height="0.878cm" svg:x="4.8cm" svg:y="1.522cm">
          <draw:text-box>
            <text:p text:style-name="P2"><text:span text:style-name="T3">Ch2</text:span></text:p>
          </draw:text-box>
        </draw:frame>
        <draw:frame draw:style-name="gr4" draw:text-style-name="P6" draw:layer="layout" svg:width="1.446cm" svg:height="0.878cm" svg:x="14.9cm" svg:y="1.522cm">
          <draw:text-box>
            <text:p text:style-name="P2"><text:span text:style-name="T3">Ch3</text:span></text:p>
          </draw:text-box>
        </draw:frame>
        <draw:frame draw:style-name="gr1" draw:text-style-name="P1" draw:layer="layout" svg:width="10.84cm" svg:height="7.36cm" svg:x="10cm" svg:y="17.4cm">
          <draw:image xlink:href="Pictures/10000000000002BA000001DB27775A222D12A90E.png" xlink:type="simple" xlink:show="embed" xlink:actuate="onLoad" loext:mime-type="image/png">
            <text:p/>
          </draw:image>
        </draw:frame>
        <draw:frame draw:style-name="gr1" draw:text-style-name="P1" draw:layer="layout" svg:width="10.84cm" svg:height="7.36cm" svg:x="9.96cm" svg:y="2.44cm">
          <draw:image xlink:href="Pictures/10000000000002BA000001DBB72BBAAF068F33B5.png" xlink:type="simple" xlink:show="embed" xlink:actuate="onLoad" loext:mime-type="image/png">
            <text:p/>
          </draw:image>
        </draw:frame>
        <draw:frame draw:style-name="gr1" draw:text-style-name="P1" draw:layer="layout" svg:width="10.84cm" svg:height="7.36cm" svg:x="10cm" svg:y="9.84cm">
          <draw:image xlink:href="Pictures/10000000000002BA000001DBB4822E4F2A588F6A.png" xlink:type="simple" xlink:show="embed" xlink:actuate="onLoad" loext:mime-type="image/png">
            <text:p/>
          </draw:image>
        </draw:frame>
        <draw:frame draw:style-name="gr6" draw:text-style-name="P1" draw:layer="layout" svg:width="10.4cm" svg:height="7.37cm" svg:x="0.1cm" svg:y="17.33cm">
          <draw:image xlink:href="Pictures/10000000000002BA000001DB8975515C60E7D499.png" xlink:type="simple" xlink:show="embed" xlink:actuate="onLoad" loext:mime-type="image/png">
            <text:p/>
          </draw:image>
        </draw:frame>
        <draw:frame draw:style-name="gr7" draw:text-style-name="P1" draw:layer="layout" svg:width="10.24cm" svg:height="7.37cm" svg:x="0.3cm" svg:y="2.4cm">
          <draw:image xlink:href="Pictures/10000000000002BA000001DB497405240DC65301.png" xlink:type="simple" xlink:show="embed" xlink:actuate="onLoad" loext:mime-type="image/png">
            <text:p/>
          </draw:image>
        </draw:frame>
        <draw:frame draw:style-name="gr8" draw:text-style-name="P1" draw:layer="layout" svg:width="10.288cm" svg:height="7.36cm" svg:x="0.2cm" svg:y="9.84cm">
          <draw:image xlink:href="Pictures/10000000000002BA000001DBECE3C918D360D3B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8" draw:layer="layout" svg:width="10.3cm" svg:height="7.62cm" svg:x="0.1cm" svg:y="2.1cm">
          <draw:image xlink:href="Pictures/1000020100000280000001E0644CE8BD89E476E6.png" xlink:type="simple" xlink:show="embed" xlink:actuate="onLoad" loext:mime-type="image/png">
            <text:p/>
          </draw:image>
        </draw:frame>
        <draw:frame draw:style-name="gr9" draw:text-style-name="P8" draw:layer="layout" svg:width="10.3cm" svg:height="7.71cm" svg:x="0.1cm" svg:y="10cm">
          <draw:image xlink:href="Pictures/1000020100000280000001E0F3E21F8A96C3F524.png" xlink:type="simple" xlink:show="embed" xlink:actuate="onLoad" loext:mime-type="image/png">
            <text:p/>
          </draw:image>
        </draw:frame>
        <draw:frame draw:style-name="gr9" draw:text-style-name="P8" draw:layer="layout" svg:width="10.3cm" svg:height="7.66cm" svg:x="10.4cm" svg:y="2.15cm">
          <draw:image xlink:href="Pictures/1000020100000280000001E0ED059CF6020DCF1D.png" xlink:type="simple" xlink:show="embed" xlink:actuate="onLoad" loext:mime-type="image/png">
            <text:p/>
          </draw:image>
        </draw:frame>
        <draw:frame draw:style-name="gr9" draw:text-style-name="P8" draw:layer="layout" svg:width="10.3cm" svg:height="7.67cm" svg:x="10.4cm" svg:y="10cm">
          <draw:image xlink:href="Pictures/1000020100000280000001E074CA11DDEA0B70DD.png" xlink:type="simple" xlink:show="embed" xlink:actuate="onLoad" loext:mime-type="image/png">
            <text:p/>
          </draw:image>
        </draw:frame>
        <draw:frame draw:style-name="gr3" draw:text-style-name="P5" draw:layer="layout" svg:width="4.701cm" svg:height="0.823cm" svg:x="16cm" svg:y="0.377cm">
          <draw:text-box>
            <text:p><text:span text:style-name="T2">Date: 24 Oct 2019</text:span></text:p>
          </draw:text-box>
        </draw:frame>
        <draw:custom-shape draw:style-name="gr10" draw:text-style-name="P8" draw:layer="layout" svg:width="1.8cm" svg:height="0.8cm" svg:x="5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4.265cm" svg:height="0.962cm" svg:x="7.601cm" svg:y="0.6cm">
          <draw:text-box>
            <text:p>Noise_10kHz</text:p>
          </draw:text-box>
        </draw:frame>
        <draw:frame draw:style-name="gr12" draw:text-style-name="P11" draw:layer="layout" svg:width="16.795cm" svg:height="1.705cm" svg:x="1.2cm" svg:y="18.6cm">
          <draw:text-box>
            <text:list text:style-name="L1">
              <text:list-item>
                <text:p text:style-name="P10"><text:span text:style-name="T4">There is just a plateau for channels 1 and 3 for all gains [15,30,45,63]</text:span></text:p>
              </text:list-item>
              <text:list-item>
                <text:p text:style-name="P10"><text:span text:style-name="T4">No measurements for CF1 for any channel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9" draw:layer="layout" svg:width="4.265cm" svg:height="0.962cm" svg:x="7.6cm" svg:y="0.6cm">
          <draw:text-box>
            <text:p>Noise_50kHz</text:p>
          </draw:text-box>
        </draw:frame>
        <draw:frame draw:style-name="gr9" draw:text-style-name="P8" draw:layer="layout" svg:width="10.26cm" svg:height="7.65cm" svg:x="0cm" svg:y="17.05cm">
          <draw:image xlink:href="Pictures/1000020100000280000001E0E6290EAFFC30C7FB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9cm" svg:x="0cm" svg:y="1.51cm">
          <draw:image xlink:href="Pictures/1000020100000280000001E025D88844FB65ED0F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0cm" svg:y="9.15cm">
          <draw:image xlink:href="Pictures/1000020100000280000001E0F9AB8FCA13498DF2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54cm" svg:y="17.2cm">
          <draw:image xlink:href="Pictures/1000020100000280000001E0321B03F78F530E4B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6cm" svg:y="9.25cm">
          <draw:image xlink:href="Pictures/1000020100000280000001E0B6DC0CC930FDB250.png" xlink:type="simple" xlink:show="embed" xlink:actuate="onLoad" loext:mime-type="image/png">
            <text:p/>
          </draw:image>
        </draw:frame>
        <draw:frame draw:style-name="gr3" draw:text-style-name="P5" draw:layer="layout" svg:width="4.701cm" svg:height="0.823cm" svg:x="16.001cm" svg:y="0.378cm">
          <draw:text-box>
            <text:p><text:span text:style-name="T2">Date: 24 Oct 2019</text:span></text:p>
          </draw:text-box>
        </draw:frame>
        <draw:frame draw:style-name="gr9" draw:text-style-name="P8" draw:layer="layout" svg:width="10.26cm" svg:height="7.65cm" svg:x="10.6cm" svg:y="1.562cm">
          <draw:image xlink:href="Pictures/1000020100000280000001E0F293FA9164B7514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3" draw:layer="layout" svg:width="4.265cm" svg:height="0.962cm" svg:x="7.6cm" svg:y="0.6cm">
          <draw:text-box>
            <text:p><text:span text:style-name="T1">Noise_50kHz</text:span></text:p>
          </draw:text-box>
        </draw:frame>
        <draw:frame draw:style-name="gr9" draw:text-style-name="P8" draw:layer="layout" svg:width="10.26cm" svg:height="7.65cm" svg:x="0.2cm" svg:y="2.6cm">
          <draw:image xlink:href="Pictures/1000020100000280000001E07664A47BC20FB2C7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0.2cm" svg:y="10.6cm">
          <draw:image xlink:href="Pictures/1000020100000280000001E0826BB3D02EC098C7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0.2cm" svg:y="18.6cm">
          <draw:image xlink:href="Pictures/1000020100000280000001E07197AA6AB608C0CC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9cm" svg:x="10.6cm" svg:y="18.5cm">
          <draw:image xlink:href="Pictures/1000020100000280000001E0DB439D0BD7D66511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9cm" svg:x="10.6cm" svg:y="10.6cm">
          <draw:image xlink:href="Pictures/1000020100000280000001E0A689C84C4EC881E6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6cm" svg:y="2.6cm">
          <draw:image xlink:href="Pictures/1000020100000280000001E0F674918C70828BFC.png" xlink:type="simple" xlink:show="embed" xlink:actuate="onLoad" loext:mime-type="image/png">
            <text:p/>
          </draw:image>
        </draw:frame>
        <draw:frame draw:style-name="gr3" draw:text-style-name="P5" draw:layer="layout" svg:width="4.701cm" svg:height="0.823cm" svg:x="16.001cm" svg:y="0.378cm">
          <draw:text-box>
            <text:p><text:span text:style-name="T2">Date: 24 Oct 201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805cm" svg:height="0.962cm" svg:x="7.6cm" svg:y="0.6cm">
          <draw:text-box>
            <text:p><text:span text:style-name="T1">Noise_200kHz_fastTS</text:span></text:p>
          </draw:text-box>
        </draw:frame>
        <draw:frame draw:style-name="gr9" draw:text-style-name="P8" draw:layer="layout" svg:width="10.26cm" svg:height="7.65cm" svg:x="0.2cm" svg:y="1.85cm">
          <draw:image xlink:href="Pictures/1000020100000280000001E027B983BB308F55CE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0.2cm" svg:y="9.6cm">
          <draw:image xlink:href="Pictures/1000020100000280000001E052A986CCFD978352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0.2cm" svg:y="17.75cm">
          <draw:image xlink:href="Pictures/1000020100000280000001E0D959677491235899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6cm" svg:y="17.75cm">
          <draw:image xlink:href="Pictures/1000020100000280000001E04395EB47379E1658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9cm" svg:x="10.6cm" svg:y="1.86cm">
          <draw:image xlink:href="Pictures/1000020100000280000001E045F7C056ACF47FA1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64cm" svg:y="9.55cm">
          <draw:image xlink:href="Pictures/1000020100000280000001E0B2A41D0A057E7EAA.png" xlink:type="simple" xlink:show="embed" xlink:actuate="onLoad" loext:mime-type="image/png">
            <text:p/>
          </draw:image>
        </draw:frame>
        <draw:frame draw:style-name="gr3" draw:text-style-name="P5" draw:layer="layout" svg:width="4.701cm" svg:height="0.823cm" svg:x="16.001cm" svg:y="0.378cm">
          <draw:text-box>
            <text:p><text:span text:style-name="T2">Date: 24 Oct 201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805cm" svg:height="0.962cm" svg:x="7.6cm" svg:y="0.6cm">
          <draw:text-box>
            <text:p><text:span text:style-name="T1">Noise_200kHz_fastTS</text:span></text:p>
          </draw:text-box>
        </draw:frame>
        <draw:frame draw:style-name="gr9" draw:text-style-name="P8" draw:layer="layout" svg:width="10.26cm" svg:height="7.69cm" svg:x="0.34cm" svg:y="2.11cm">
          <draw:image xlink:href="Pictures/1000020100000280000001E0273C235805C5B2EC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0.24cm" svg:y="10.15cm">
          <draw:image xlink:href="Pictures/1000020100000280000001E06467D4F667B9A988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9cm" svg:x="0.24cm" svg:y="18cm">
          <draw:image xlink:href="Pictures/1000020100000280000001E0D757A1920ED15A37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44cm" svg:y="18.05cm">
          <draw:image xlink:href="Pictures/1000020100000280000001E0CFC138AA8AFA4CF2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9cm" svg:x="10.5cm" svg:y="2.11cm">
          <draw:image xlink:href="Pictures/1000020100000280000001E030287928E2EA8A75.png" xlink:type="simple" xlink:show="embed" xlink:actuate="onLoad" loext:mime-type="image/png">
            <text:p/>
          </draw:image>
        </draw:frame>
        <draw:frame draw:style-name="gr9" draw:text-style-name="P8" draw:layer="layout" svg:width="10.26cm" svg:height="7.65cm" svg:x="10.5cm" svg:y="10.15cm">
          <draw:image xlink:href="Pictures/1000020100000280000001E043F0B99E2C52613D.png" xlink:type="simple" xlink:show="embed" xlink:actuate="onLoad" loext:mime-type="image/png">
            <text:p/>
          </draw:image>
        </draw:frame>
        <draw:frame draw:style-name="gr3" draw:text-style-name="P5" draw:layer="layout" svg:width="4.701cm" svg:height="0.823cm" svg:x="16.001cm" svg:y="0.378cm">
          <draw:text-box>
            <text:p><text:span text:style-name="T2">Date: 24 Oct 201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office:forms form:automatic-focus="false" form:apply-design-mode="false"/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0:12:29.980404286</meta:creation-date>
    <dc:date>2019-10-24T12:01:03.713814639</dc:date>
    <meta:editing-duration>PT21M40S</meta:editing-duration>
    <meta:editing-cycles>3</meta:editing-cycles>
    <meta:generator>LibreOffice/6.1.4.2$MacOSX_X86_64 LibreOffice_project/9d0f32d1f0b509096fd65e0d4bec26ddd1938fd3</meta:generator>
    <meta:document-statistic meta:object-count="95"/>
  </office:meta>
</office:document-meta>
</file>